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846in" fo:break-before="auto" style:use-optimal-row-height="true"/>
    </style:style>
    <style:style style:name="ro6" style:family="table-row">
      <style:table-row-properties style:row-height="4.2181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3055in" fo:break-before="auto" style:use-optimal-row-height="true"/>
    </style:style>
    <style:style style:name="ro14" style:family="table-row">
      <style:table-row-properties style:row-height="1.8862in" fo:break-before="auto" style:use-optimal-row-height="true"/>
    </style:style>
    <style:style style:name="ro15" style:family="table-row">
      <style:table-row-properties style:row-height="1.5752in" fo:break-before="auto" style:use-optimal-row-height="true"/>
    </style:style>
    <style:style style:name="ro16" style:family="table-row">
      <style:table-row-properties style:row-height="1.5957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1.5028in" fo:break-before="auto" style:use-optimal-row-height="true"/>
    </style:style>
    <style:style style:name="ro19" style:family="table-row">
      <style:table-row-properties style:row-height="0.839in" fo:break-before="auto" style:use-optimal-row-height="true"/>
    </style:style>
    <style:style style:name="ro20" style:family="table-row">
      <style:table-row-properties style:row-height="0.9945in" fo:break-before="auto" style:use-optimal-row-height="true"/>
    </style:style>
    <style:style style:name="ro21" style:family="table-row">
      <style:table-row-properties style:row-height="1.15in" fo:break-before="auto" style:use-optimal-row-height="true"/>
    </style:style>
    <style:style style:name="ro22" style:family="table-row">
      <style:table-row-properties style:row-height="2.7047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6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2.9744in" fo:break-before="auto" style:use-optimal-row-height="true"/>
    </style:style>
    <style:style style:name="ro35" style:family="table-row">
      <style:table-row-properties style:row-height="0.6634in" fo:break-before="auto" style:use-optimal-row-height="true"/>
    </style:style>
    <style:style style:name="ro36" style:family="table-row">
      <style:table-row-properties style:row-height="4.6846in" fo:break-before="auto" style:use-optimal-row-height="true"/>
    </style:style>
    <style:style style:name="ro37" style:family="table-row">
      <style:table-row-properties style:row-height="3.75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weight-asian="normal"/>
    </style:style>
    <style:style style:name="ce4" style:family="table-cell" style:parent-style-name="Default" style:data-style-name="N100">
      <style:table-cell-properties fo:wrap-option="wrap"/>
      <style:text-properties style:font-name="Arial" style:font-name-asian="WenQuanYi Zen Hei" style:font-name-complex="Lohit Hindi"/>
    </style:style>
    <style:style style:name="ce5"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8" style:family="text">
      <style:text-properties fo:font-weight="normal" style:font-name-asian="WenQuanYi Zen Hei" style:font-weight-asian="normal" style:font-name-complex="Lohit Hindi" style:font-weight-complex="normal"/>
    </style:style>
    <style:style style:name="T9" style:family="text">
      <style:text-properties style:font-name="Arial" style:font-name-asian="WenQuanYi Zen Hei" style:font-name-complex="Lohit Hindi"/>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table-cell table:style-name="Default" table:number-columns-repeated="6"/>
          <table:table-cell/>
        </table:table-row>
        <table:table-row table:style-name="ro1">
          <table:table-cell table:style-name="Default" office:value-type="string">
            <text:p>rluu_20130909: The start of the 5 days as 5 years is on page 113, which mentions, Saturday, June 4, 1927.</text:p>
          </table:table-cell>
          <table:table-cell table:style-name="Default" table:number-columns-repeated="5"/>
          <table:table-cell/>
        </table:table-row>
        <table:table-row table:style-name="ro3">
          <table:table-cell table:style-name="Default" office:value-type="string">
            <text:p>rluu_20130909: “the last 5 days had been 5 years” is on page 165. <text:s/>165 / 5 = <text:span text:style-name="T1">33</text:span>.</text:p>
          </table:table-cell>
          <table:table-cell table:style-name="Default" table:number-columns-repeated="5"/>
          <table:table-cell/>
        </table:table-row>
        <table:table-row table:style-name="ro2" table:number-rows-repeated="2">
          <table:table-cell table:style-name="Default" table:number-columns-repeated="6"/>
          <table:table-cell/>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5">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6">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2"/>
        </table:table-row>
        <table:table-row table:style-name="ro4">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4">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7">
          <table:table-cell/>
          <table:table-cell office:value-type="string">
            <text:p>107-108</text:p>
          </table:table-cell>
          <table:table-cell office:value-type="string">
            <text:p>Before RG goes to Sherman, TX, so before Saturday afternoon, May 28, [1927]..</text:p>
          </table:table-cell>
          <table:table-cell/>
          <table:table-cell table:style-name="ce4"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4">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8">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8">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9">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10">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4">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4">
          <table:table-cell/>
          <table:table-cell office:value-type="string">
            <text:p>111</text:p>
          </table:table-cell>
          <table:table-cell table:style-name="ce4" office:value-type="string">
            <text:p>Sunday afternoon, May 29, [1927].</text:p>
          </table:table-cell>
          <table:table-cell/>
          <table:table-cell office:value-type="string">
            <text:p>RG and Marie return to Sherman.</text:p>
          </table:table-cell>
          <table:table-cell table:number-columns-repeated="2"/>
        </table:table-row>
        <table:table-row table:style-name="ro4">
          <table:table-cell/>
          <table:table-cell table:style-name="Default" office:value-type="float" office:value="111">
            <text:p>111</text:p>
          </table:table-cell>
          <table:table-cell table:style-name="ce4" office:value-type="string">
            <text:p>Monday forenoon, [May 30, 1927].</text:p>
          </table:table-cell>
          <table:table-cell table:style-name="Default"/>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1">
          <table:table-cell/>
          <table:table-cell table:style-name="Default" office:value-type="float" office:value="111">
            <text:p>111</text:p>
          </table:table-cell>
          <table:table-cell table:style-name="ce4" office:value-type="string">
            <text:p>Monday afternoon, [May 30, 1927].</text:p>
          </table:table-cell>
          <table:table-cell table:style-name="Default"/>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9">
          <table:table-cell/>
          <table:table-cell table:style-name="Default" office:value-type="float" office:value="112">
            <text:p>112</text:p>
          </table:table-cell>
          <table:table-cell table:style-name="ce4" office:value-type="string">
            <text:p>Tuesday morning, May 31, [1927]. <text:s/></text:p>
          </table:table-cell>
          <table:table-cell table:style-name="Default"/>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4">
          <table:table-cell/>
          <table:table-cell table:style-name="Default" office:value-type="float" office:value="112">
            <text:p>112</text:p>
          </table:table-cell>
          <table:table-cell table:style-name="ce4" office:value-type="string">
            <text:p>June 1 or 2, [1927]</text:p>
          </table:table-cell>
          <table:table-cell table:style-name="Default"/>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5">
          <table:table-cell/>
          <table:table-cell table:style-name="Default" office:value-type="string">
            <text:p>112-113</text:p>
          </table:table-cell>
          <table:table-cell table:style-name="ce4" office:value-type="string">
            <text:p>June 1, [1927].</text:p>
          </table:table-cell>
          <table:table-cell table:style-name="Default"/>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2">
          <table:table-cell/>
          <table:table-cell table:style-name="Default" office:value-type="float" office:value="113">
            <text:p>113</text:p>
          </table:table-cell>
          <table:table-cell table:style-name="ce4" office:value-type="string">
            <text:p>Saturday, June 4, [1927].</text:p>
          </table:table-cell>
          <table:table-cell table:style-name="Default"/>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Default" table:number-columns-repeated="3"/>
          <table:table-cell table:number-columns-repeated="3"/>
        </table:table-row>
        <table:table-row table:style-name="ro1">
          <table:table-cell/>
          <table:table-cell table:style-name="Default"/>
          <table:table-cell table:style-name="ce4"/>
          <table:table-cell table:style-name="Default"/>
          <table:table-cell table:number-columns-repeated="3"/>
        </table:table-row>
        <table:table-row table:style-name="ro10">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4" office:value-type="string">
            <text:p>RG has a total working capital of around $25,000 ($4,000 from marie and $10,000 from Mr. K).</text:p>
          </table:table-cell>
          <table:table-cell/>
        </table:table-row>
        <table:table-row table:style-name="ro13">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Default"/>
          <table:table-cell table:style-name="ce4"/>
          <table:table-cell table:style-name="Default"/>
          <table:table-cell table:number-columns-repeated="3"/>
        </table:table-row>
        <table:table-row table:style-name="ro14">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5">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1">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7">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6">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10">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8">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8">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9">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4">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7">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5">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5">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10">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8">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4">
          <table:table-cell/>
          <table:table-cell office:value-type="string">
            <text:p>121</text:p>
          </table:table-cell>
          <table:table-cell table:number-columns-repeated="2"/>
          <table:table-cell office:value-type="string">
            <text:p>“Life will be a blank.” </text:p>
          </table:table-cell>
          <table:table-cell table:style-name="ce4" office:value-type="string">
            <text:p>“My God” written 3 times on this page.</text:p>
          </table:table-cell>
          <table:table-cell/>
        </table:table-row>
        <table:table-row table:style-name="ro7">
          <table:table-cell/>
          <table:table-cell office:value-type="string">
            <text:p>121-122</text:p>
          </table:table-cell>
          <table:table-cell table:style-name="ce4"/>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7">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text:span text:style-name="T1">letter</text:span>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Arrival in Union Station at St. Louis.</text:p>
          </table:table-cell>
          <table:table-cell/>
        </table:table-row>
        <table:table-row table:style-name="ro10">
          <table:table-cell/>
          <table:table-cell office:value-type="string">
            <text:p>117</text:p>
          </table:table-cell>
          <table:table-cell office:value-type="string">
            <text:p>[Inserted] Arrival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22</text:p>
          </table:table-cell>
          <table:table-cell table:style-name="ce5"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ext:span text:style-name="T1">turn</text:spa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8">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9">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20">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4">
          <table:table-cell/>
          <table:table-cell office:value-type="string">
            <text:p>123</text:p>
          </table:table-cell>
          <table:table-cell table:style-name="ce4" office:value-type="string">
            <text:p>nearly 12 o'clock noon [Sunday, June 5, 1927].</text:p>
          </table:table-cell>
          <table:table-cell/>
          <table:table-cell table:style-name="ce4"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1">
          <table:table-cell/>
          <table:table-cell office:value-type="string">
            <text:p>123-124</text:p>
          </table:table-cell>
          <table:table-cell table:style-name="ce4" office:value-type="string">
            <text:p>nearly 12 o'clock noon [Sunday, June 5, 1927].</text:p>
          </table:table-cell>
          <table:table-cell/>
          <table:table-cell table:style-name="ce4"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7">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4">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2">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2">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3">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9">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4">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5">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2">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5">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2">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4">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10">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1">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10">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5">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9"/></text:p>
            <text:p><text:span text:style-name="T9">Author is T.F.P. or 267.</text:span></text:p>
          </table:table-cell>
          <table:table-cell/>
        </table:table-row>
        <table:table-row table:style-name="ro10">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3">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9">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7">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6">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1">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10">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4">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9">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1">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8">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4" office:value-type="string">
            <text:p>[Words 'discouragement' and 'hopes' add to: <text:span text:style-name="T1">252</text:span>]</text:p>
          </table:table-cell>
          <table:table-cell/>
        </table:table-row>
        <table:table-row table:style-name="ro7">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4" office:value-type="string">
            <text:p>Monday evening [June 6, 1927].</text:p>
          </table:table-cell>
          <table:table-cell/>
          <table:table-cell table:style-name="ce4"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1">
          <table:table-cell/>
          <table:table-cell office:value-type="string">
            <text:p>146</text:p>
          </table:table-cell>
          <table:table-cell table:style-name="ce4"/>
          <table:table-cell/>
          <table:table-cell table:style-name="ce4"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2">
          <table:table-cell/>
          <table:table-cell office:value-type="string">
            <text:p>146-147</text:p>
          </table:table-cell>
          <table:table-cell table:style-name="ce4"/>
          <table:table-cell/>
          <table:table-cell table:style-name="ce4"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4" office:value-type="string">
            <text:p>[Out of order timestamp] Tuesday morning, June 7, 1927</text:p>
          </table:table-cell>
          <table:table-cell/>
          <table:table-cell table:style-name="ce4"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4"/>
          <table:table-cell/>
          <table:table-cell table:style-name="ce4"/>
          <table:table-cell table:number-columns-repeated="2"/>
        </table:table-row>
        <table:table-row table:style-name="ro1">
          <table:table-cell table:number-columns-repeated="7"/>
        </table:table-row>
        <table:table-row table:style-name="ro8">
          <table:table-cell/>
          <table:table-cell office:value-type="string">
            <text:p>140</text:p>
          </table:table-cell>
          <table:table-cell office:value-type="string">
            <text:p>[Inserted]</text:p>
            <text:p/>
            <text:p>Monday afternoon [June 6, 1927].</text:p>
          </table:table-cell>
          <table:table-cell/>
          <table:table-cell table:style-name="ce4"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7">
          <table:table-cell/>
          <table:table-cell office:value-type="string">
            <text:p>148</text:p>
          </table:table-cell>
          <table:table-cell office:value-type="string">
            <text:p>[Inserted]</text:p>
            <text:p/>
            <text:p>Monday afternoon [June 6, 1927]</text:p>
            <text:p/>
          </table:table-cell>
          <table:table-cell/>
          <table:table-cell table:style-name="ce4" office:value-type="string">
            <text:p>He [Mr. K] had followed Robert’s advice and bought Wheat and Cotton on <text:span text:style-name="T3">Monday afternoon […]</text:span></text:p>
          </table:table-cell>
          <table:table-cell table:number-columns-repeated="2"/>
        </table:table-row>
        <table:table-row table:style-name="ro9">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31">
          <table:table-cell/>
          <table:table-cell office:value-type="string">
            <text:p>147-148</text:p>
          </table:table-cell>
          <table:table-cell table:style-name="ce4" office:value-type="string">
            <text:p>About 8:15 [pm, Monday, June 6, 1927]</text:p>
          </table:table-cell>
          <table:table-cell/>
          <table:table-cell table:style-name="ce4"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10">
          <table:table-cell/>
          <table:table-cell office:value-type="string">
            <text:p>148</text:p>
          </table:table-cell>
          <table:table-cell table:style-name="ce4" office:value-type="string">
            <text:p>About 8:15 [pm, Monday, June 6, 1927]</text:p>
          </table:table-cell>
          <table:table-cell/>
          <table:table-cell table:style-name="ce4" office:value-type="string">
            <text:p>Robert then decided to stay in St. Louis until he got some definite <text:span text:style-name="T1">word</text:span>, or anyway remain there until Mr. Kennelworth arrived and then go on to New York with him. He was anxious to see Walter as soon as possible but wanted to know something about what happened to Marie before leaving for New York. Mr. Kennelworth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32">
          <table:table-cell/>
          <table:table-cell office:value-type="string">
            <text:p>148-149</text:p>
          </table:table-cell>
          <table:table-cell table:style-name="ce4" office:value-type="string">
            <text:p>After RG had time to think over the matter.</text:p>
          </table:table-cell>
          <table:table-cell/>
          <table:table-cell table:style-name="ce4" office:value-type="string">
            <text:p>After Robert had time to think over the matter, he decided to place “Personal Notices” in all the newspapers of <text:span text:style-name="T1">St. Louis</text:span> and the towns along the line between <text:span text:style-name="T1">Texarkana</text:span> and <text:span text:style-name="T1">St. Louis</text:span>. If no news was heard of Marie by Tuesday evening, he would place it in the papers the next day. He then wrote out the <text:span text:style-name="T1">N</text:span>otice.</text:p>
            <text:p>MISS MARIE STANTON -- I FOUND YOUR LITTLE NOTE IN MY POCKET ON SUNDAY MORNING. HAVE BEEN <text:span text:style-name="T1">WAIT</text:span>ING FOR YOU IN <text:span text:style-name="T1">ST. LOUIS</text:span>. MY <text:span text:style-name="T1">FAITH</text:span>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COMMUNICATE WITH ME AND EXPLAIN ALL AND I WILL <text:span text:style-name="T1">UNDERSTAND</text:span> AND AGREE TO ANYTHING YOU MAY DESIRE. MARIE, RELIEVE MY <text:span text:style-name="T1">ANXIOUS</text:span> <text:span text:style-name="T1">HEART</text:span>. <text:s/>LET ME <text:span text:style-name="T1">HEAR</text:span> FROM YOU. YOUR FATHER AND MOTHER HAVE AGREED TO WITHDRAW THEIR OBJECTIONS AND CONSENT TO OUR BEING MARRIED. I WILL <text:span text:style-name="T1">HAVE</text:span> <text:span text:style-name="T1">FAITH</text:span> AND <text:span text:style-name="T1">WAIT IN ST. LOUIS</text:span> UNTIL I <text:span text:style-name="T1">HEAR</text:span> SOMETHING FROM YOU. <text:s/>ROBERT GORDON,</text:p>
            <text:p>Address -- Planters Hotel.</text:p>
          </table:table-cell>
          <table:table-cell office:value-type="string">
            <text:p>RG to wait in St. Louis for 40 days. <text:s/>“Address” is italicized and it is word #153. <text:s/>“Planters” reduces to 33, “hotel” reduces to 24. <text:s text:c="3"/></text:p>
            <text:p/>
            <text:p>Notice was placed on Wednesday, June 8, on page 157.</text:p>
          </table:table-cell>
          <table:table-cell/>
        </table:table-row>
        <table:table-row table:style-name="ro12">
          <table:table-cell/>
          <table:table-cell office:value-type="string">
            <text:p>149</text:p>
          </table:table-cell>
          <table:table-cell table:style-name="ce4" office:value-type="string">
            <text:p>before retiring that night [night of Monday, June 6, 1927]</text:p>
          </table:table-cell>
          <table:table-cell/>
          <table:table-cell table:style-name="ce4" office:value-type="string">
            <text:p>Robert decided to read and study some before he retired that night. He read the poem, “How to Live,” by William Cullen Bryant:</text:p>
            <text:p>[... 71 words ... ]</text:p>
            <text:p>Robert wished that he might be able that night to lie down to pleasant dreams [word 70 or 71] but he knew that he would lay down with an unfaltering trust [word 49, 50 or 51] in Marie, that he would have the faith in her which would move mountains, that he would never doubt her no matter how long a time passed and would prove that his love for her was supreme and his faith unfaltering.</text:p>
          </table:table-cell>
          <table:table-cell table:number-columns-repeated="2"/>
        </table:table-row>
        <table:table-row table:style-name="ro33">
          <table:table-cell/>
          <table:table-cell office:value-type="string">
            <text:p>149-150</text:p>
          </table:table-cell>
          <table:table-cell table:style-name="ce4"/>
          <table:table-cell/>
          <table:table-cell table:style-name="ce4" office:value-type="string">
            <text:p>Robert read another poem on “Perserverance” by Goethe:</text:p>
            <text:p>PERSEVERANCE</text:p>
            <text:p>We must not hope to be mowers,</text:p>
            <text:p>And to gather the ripe gold ears,</text:p>
            <text:p>Unless we have first been sowers</text:p>
            <text:p>And watered the furrows with tears.</text:p>
            <text:p>It is not just as we take it,</text:p>
            <text:p>This mystical world of ours,</text:p>
            <text:p>Life’s field will yield as we make it</text:p>
            <text:p>A harvest of thorns or of flowers.</text:p>
            <text:p/>
            <text:p>He realized that perhaps all the good things of life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number-columns-repeated="2"/>
        </table:table-row>
        <table:table-row table:style-name="ro8">
          <table:table-cell/>
          <table:table-cell office:value-type="string">
            <text:p>150</text:p>
          </table:table-cell>
          <table:table-cell table:style-name="ce4"/>
          <table:table-cell/>
          <table:table-cell table:style-name="ce4" office:value-type="string">
            <text:p>Before he retired that night, Robert read “The Golden Hour” by James W. Foley:</text:p>
            <text:p>[... 284 words, 40 lines ...]</text:p>
            <text:p>[Quoted words "Let's play!" on line 16.]</text:p>
            <text:p/>
          </table:table-cell>
          <table:table-cell table:number-columns-repeated="2"/>
        </table:table-row>
        <table:table-row table:style-name="ro10">
          <table:table-cell/>
          <table:table-cell office:value-type="string">
            <text:p>151</text:p>
          </table:table-cell>
          <table:table-cell table:style-name="ce4" office:value-type="string">
            <text:p>Before RG went to sleep, [Monday night, June 6, 1927].</text:p>
          </table:table-cell>
          <table:table-cell/>
          <table:table-cell table:style-name="ce4" office:value-type="string">
            <text:p>Robert knelt and prayed before he went to sleep, always asking for Marie and her protection. He said: "Lord, I ask nothing for myself, but beseech the greatest blessings on Marie and only ask for her happiness. <text:s/>If it be for the best that her happiness be away from me, then I desire to suffer rather than for her to be unhappy. <text:s/>I pray that she may realize my great love and faith in her, my devotion to her and willingness to make any <text:span text:style-name="T1">sacrifice</text:span> for her that might seem right, no matter what my <text:span text:style-name="T1">judgment</text:span> may be."</text:p>
          </table:table-cell>
          <table:table-cell office:value-type="string">
            <text:p>Quote has 80 words and 320 letters.</text:p>
          </table:table-cell>
          <table:table-cell/>
        </table:table-row>
        <table:table-row table:style-name="ro7">
          <table:table-cell/>
          <table:table-cell office:value-type="string">
            <text:p>132</text:p>
          </table:table-cell>
          <table:table-cell table:style-name="ce4" office:value-type="string">
            <text:p>[Inserted] Monday night [June 6, 1927].</text:p>
          </table:table-cell>
          <table:table-cell/>
          <table:table-cell table:style-name="ce4"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10">
          <table:table-cell/>
          <table:table-cell office:value-type="string">
            <text:p>151-152</text:p>
          </table:table-cell>
          <table:table-cell table:style-name="ce4" office:value-type="string">
            <text:p>“that night” [Monday night, June 6, 1927]</text:p>
          </table:table-cell>
          <table:table-cell/>
          <table:table-cell table:style-name="ce4" office:value-type="string">
            <text:p>Robert slept better that night because he was looking forward to Tuesday, the 7th day of the month. He had learned that the "7th" was a sacred day, and had often talked to Marie about the number 7, and the number of times it is spoken of in the Bible. How God had blessed the 7th day and made it the Sabbath; how many things had come to pass on the 7th day of the 7th month, or the 7th year referred to i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le:table-cell>
          <table:table-cell/>
        </table:table-row>
        <table:table-row table:style-name="ro34">
          <table:table-cell/>
          <table:table-cell office:value-type="string">
            <text:p>153</text:p>
          </table:table-cell>
          <table:table-cell table:style-name="ce4" office:value-type="string">
            <text:p>[inserted] June 6, 1927.</text:p>
          </table:table-cell>
          <table:table-cell/>
          <table:table-cell table:style-name="ce4" office:value-type="string">
            <text:p>Texarkana, Texas. <text:s/>June 6, 1927.</text:p>
            <text:p/>
            <text:p>Mr. Robert Gordon, <text:span text:style-name="T1">Planters Hotel</text:span>, St. Louis, Mo.</text:p>
            <text:p>DEAR ROBERT:</text:p>
            <text:p>We are <text:span text:style-name="T1">deeply</text:span> grieved over Marie's disappearance but are hopeful that no harm has come to her. From what Mr. Kennelworth tells us of the letter she wrote you, we believe she is returning to school or home, and we are waiting news of her with <text:span text:style-name="T1">hope</text:span>.</text:p>
            <text:p>While Marie is quite young and we thought too young to marry, and you too, are very young and could well afford to <text:span text:style-name="T1">wait</text:span> a few years, we now realize that if a delay would interfere with your happiness and Marie's, we would gladly consent to an immediate marriage. We regret that we have misjudged you, Robert, and are proud to know more about you from those who have known you intimately. Parents often make mistakes in opposing their children and frequently the interference of parents in the marriage of their children separate two that God has joined together. Man can only put asunder the physical bodies, but what God doeth is forever. <text:s/>We are very happy to know of your loyalty to Marie, your faith in God and your great ambitions to succeed, according to the rules laid down in the Bible. Shall be very happy to notify you promptly of any news from Marie and will kindly ask you to do the same for us. <text:span text:style-name="T1">Believe</text:span> us Sincerely your friends, WILLIAM and MARY STANTON.</text:p>
            <text:p/>
          </table:table-cell>
          <table:table-cell table:number-columns-repeated="2"/>
        </table:table-row>
        <table:table-row table:style-name="ro8">
          <table:table-cell/>
          <table:table-cell office:value-type="string">
            <text:p>148</text:p>
          </table:table-cell>
          <table:table-cell office:value-type="string">
            <text:p>[Inserted] “the next morning” at Opening [Tuesday morning, June 7, 1927] </text:p>
          </table:table-cell>
          <table:table-cell/>
          <table:table-cell table:style-name="ce4" office:value-type="string">
            <text:p><text:span text:style-name="T8">He [Mr. K] had followed Robert’s advice and bought Wheat and Cotton on Monday afternoon and </text:span><text:span text:style-name="T5">Robert told him that he was going to buy the next morning at the </text:span><text:span text:style-name="T6">O</text:span><text:span text:style-name="T5">pening. <text:s/></text:span></text:p>
          </table:table-cell>
          <table:table-cell table:number-columns-repeated="2"/>
        </table:table-row>
        <table:table-row table:style-name="ro8">
          <table:table-cell/>
          <table:table-cell office:value-type="string">
            <text:p>147</text:p>
          </table:table-cell>
          <table:table-cell table:style-name="ce4" office:value-type="string">
            <text:p>[Inserted] Tuesday morning at Opening, [June 7, 1927]</text:p>
          </table:table-cell>
          <table:table-cell/>
          <table:table-cell table:style-name="ce4" office:value-type="string">
            <text:p>On June 7th, Robert sent a telegram to his broker to buy 500 bales of October Cotton and 500 bales of December Cotton at the <text:span text:style-name="T1">O</text:span>pening on Tuesday morning. <text:s/>He also ordered him to buy 100,000 bushels of July Wheat and gave an order to sell 500 shares of Major Motors when it reached 203.</text:p>
          </table:table-cell>
          <table:table-cell table:number-columns-repeated="2"/>
        </table:table-row>
        <table:table-row table:style-name="ro35">
          <table:table-cell/>
          <table:table-cell office:value-type="string">
            <text:p>152</text:p>
          </table:table-cell>
          <table:table-cell table:style-name="ce4" office:value-type="string">
            <text:p>Tuesday morning [June 7, 1927].</text:p>
          </table:table-cell>
          <table:table-cell/>
          <table:table-cell table:style-name="ce4" office:value-type="string">
            <text:p>Robert awoke on Tuesday morning feeling much better, had his breakfast early, bought the newspaper and read all about the receptions being planned for Colonel Lindbergh and again the <text:span text:style-name="T1">wish stole into his heart</text:span> and the <text:span text:style-name="T1">hope was </text:span><text:span text:style-name="T2">revived</text:span> that in some way Marie might be with him when Lindbergh arrived in New York. </text:p>
          </table:table-cell>
          <table:table-cell table:number-columns-repeated="2"/>
        </table:table-row>
        <table:table-row table:style-name="ro7">
          <table:table-cell table:style-name="Default"/>
          <table:table-cell/>
          <table:table-cell table:style-name="ce4"/>
          <table:table-cell/>
          <table:table-cell table:style-name="ce4" office:value-type="string">
            <text:p>Robert decided to console himself by reading the Bible. He read Job, and realized that he, too, would have patience to wait until his time should come. Nothing could shake his faith in Marie or shake his faith in the wisdom of Almighty God whom, Robert fully believed, would answer his prayer. He hoped that before the day was over, some news of Marie would surely come.</text:p>
          </table:table-cell>
          <table:table-cell table:number-columns-repeated="2"/>
        </table:table-row>
        <table:table-row table:style-name="ro4">
          <table:table-cell table:number-columns-repeated="2"/>
          <table:table-cell table:style-name="ce4"/>
          <table:table-cell/>
          <table:table-cell table:style-name="ce4" office:value-type="string">
            <text:p>As he was reading the Bible the bellboy brought him a letter stamped Texarkana, and, of course, Robert hoped it contained some news of Marie. He opened it hastily and read:</text:p>
          </table:table-cell>
          <table:table-cell table:number-columns-repeated="2"/>
        </table:table-row>
        <table:table-row table:style-name="ro8">
          <table:table-cell/>
          <table:table-cell office:value-type="string">
            <text:p>153</text:p>
          </table:table-cell>
          <table:table-cell table:style-name="ce4" office:value-type="string">
            <text:p>Letter dated June 7, 1927.</text:p>
          </table:table-cell>
          <table:table-cell/>
          <table:table-cell table:style-name="ce4" office:value-type="string">
            <text:p>When Robert received and read this letter [Letter from William and Mary Stanton, pg. 153, written on June 6, 1927] he was <text:span text:style-name="T1">deeply</text:span> touched and felt that a reward must always come to those whose intentions are honest and honorable, so he <text:span text:style-name="T1">sat down</text:span> and answered the letter.</text:p>
          </table:table-cell>
          <table:table-cell table:number-columns-repeated="2"/>
        </table:table-row>
        <table:table-row table:style-name="ro36">
          <table:table-cell/>
          <table:table-cell office:value-type="string">
            <text:p>154</text:p>
          </table:table-cell>
          <table:table-cell table:style-name="ce4" office:value-type="string">
            <text:p>Letter dated June 7, 1927.</text:p>
          </table:table-cell>
          <table:table-cell/>
          <table:table-cell table:style-name="ce4" office:value-type="string">
            <text:p>St. Louis, Missouri, June 7, 1927.</text:p>
            <text:p>Mr. and Mrs. W. H. Stanton,</text:p>
            <text:p>Texarkana, Texas.</text:p>
            <text:p>DEAR <text:span text:style-name="T1">FRIENDS</text:span>:</text:p>
            <text:p>I feel like addressing you as <text:span text:style-name="T1">friends</text:span> because <text:span text:style-name="T1">sorrow</text:span> often makes us all <text:span text:style-name="T1">friends</text:span>, and am enclosing a poem -- "Trouble Brings Friends," which I think is very appropriate. Materlinck said, "Men help each other by their joy, not by sorrow," but it is my belief that we are often led to extend <text:span text:style-name="T1">help</text:span> in<text:span text:style-name="T1"> time of sorrow</text:span> which we would never think of doing in time of joy or happiness. I quote from John 16: 22 -- "And ye now therefore have sorrow; but I will see you again, and your hearts shall rejoice, and your joy no man taketh from you." I hope and pray that the day is not far distant when our hearts will rejoice together with the return of Marie. <text:s/>Marie means everything to me and I honor and respect you as her parents. I believe that you acted as you thought best for Marie's future, and can find no fault with your good and honest intentions, regardless of the suffering it has caused me or the sorrow and disappointment it may have brought to Marie. I wish to do only that which is honorable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 <text:s/>Marie felt all along when I was a struggling boy without money, that you would never consent to her marrying below her station in life and this, as much as anything else, made me ambitious to achieve success and prove to you that even tho I was born of poor parents and started without anything in life, I could make a great success and accumulate money. To me money means nothing and I would gladly give every dollar I have ever made just to spend one hour with Marie, and I am sure that this is no boyish love affair or trick of the imagination. While it is my first love, it will endure forever. <text:s/>Time will prove that Marie means everything to me. <text:s/>I thank you for your kindness and consideration and hope and pray that we may soon have good news in regard to Marie.</text:p>
            <text:p>Sincerely yours, ROBERT GORDON.</text:p>
            <text:p/>
          </table:table-cell>
          <table:table-cell table:number-columns-repeated="2"/>
        </table:table-row>
        <table:table-row table:style-name="ro9">
          <table:table-cell/>
          <table:table-cell office:value-type="string">
            <text:p>155</text:p>
          </table:table-cell>
          <table:table-cell table:style-name="ce4"/>
          <table:table-cell/>
          <table:table-cell table:style-name="ce4" office:value-type="string">
            <text:p>Poem enclosed with RG's letter: "Trouble Brings Friends"</text:p>
            <text:p>[Poem: 24 lines, 157 words]</text:p>
            <text:p/>
          </table:table-cell>
          <table:table-cell table:number-columns-repeated="2"/>
        </table:table-row>
        <table:table-row table:style-name="ro7">
          <table:table-cell office:value-type="string">
            <text:p>13</text:p>
          </table:table-cell>
          <table:table-cell office:value-type="string">
            <text:p>156</text:p>
          </table:table-cell>
          <table:table-cell table:style-name="ce4" office:value-type="string">
            <text:p>“That afternoon after 3:00, when the afternoon newspapers were out.” <text:s/>[Tuesday, June 7, 1927]</text:p>
          </table:table-cell>
          <table:table-cell/>
          <table:table-cell table:style-name="ce4" office:value-type="string">
            <text:p>That afternoon, after three o'clock, when the after<text:span text:style-name="T1">noon</text:span> newspapers were out, he bought a paper and found that cotton and wheat had advanced many points and that he now had a nice profit on the purchases made <text:span text:style-name="T1">that morning</text:span>. Indeed, the gods of good <text:span text:style-name="T1">fortune</text:span> and <text:span text:style-name="T1">finance</text:span> were <text:span text:style-name="T1">smiling</text:span> on Robert, but the Goddess of Love was <text:span text:style-name="T1">frowning</text:span> and he must have patience.</text:p>
          </table:table-cell>
          <table:table-cell table:number-columns-repeated="2"/>
        </table:table-row>
        <table:table-row table:style-name="ro7">
          <table:table-cell/>
          <table:table-cell office:value-type="string">
            <text:p>156</text:p>
          </table:table-cell>
          <table:table-cell table:style-name="ce4" office:value-type="string">
            <text:p>Sunset, day was waning [Tuesday, June 7, 1927]. <text:s/></text:p>
          </table:table-cell>
          <table:table-cell/>
          <table:table-cell table:style-name="ce4" office:value-type="string">
            <text:p><text:span text:style-name="T5"><text:s/></text:span><text:span text:style-name="T5">As the </text:span><text:span text:style-name="T6">sun was slowly setting and the day was waning</text:span><text:span text:style-name="T5">, he watched in </text:span><text:span text:style-name="T6">sadness</text:span><text:span text:style-name="T5"> because </text:span><text:span text:style-name="T6">no news</text:span><text:span text:style-name="T5"> had come from Marie. 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15">
          <table:table-cell/>
          <table:table-cell office:value-type="string">
            <text:p>156-157</text:p>
          </table:table-cell>
          <table:table-cell table:style-name="ce4"/>
          <table:table-cell/>
          <table:table-cell table:style-name="ce4" office:value-type="string">
            <text:p>Robert called Mr. Kennelworth on the 'phone in Texarkana and again met with disappointment. Not a word had been heard from Marie and her parents were now growing more anxious and feared that there had been some accident or foul play in some way. They were making a search in every direction; City and County officials had been notified and all the schools thruout the country were on the lookout for Marie and making every effort to obtain some information about her. Robert told Mr. Kennelworth about his plan to insert the personal notice and Mr. Kennelworth agreed with him. He thought it would be a good idea and he believed that if she were secretly hiding somewhere, she would surely see the papers because she herself would be anxious to know what happened to Robert and what he was doing.</text:p>
          </table:table-cell>
          <table:table-cell table:number-columns-repeated="2"/>
        </table:table-row>
        <table:table-row table:style-name="ro9">
          <table:table-cell/>
          <table:table-cell office:value-type="string">
            <text:p>148</text:p>
          </table:table-cell>
          <table:table-cell office:value-type="string">
            <text:p>[Inserted] “the next day” [Tuesday, June 7, 1927] </text:p>
          </table:table-cell>
          <table:table-cell/>
          <table:table-cell table:style-name="ce4" office:value-type="string">
            <text:p>Mr. Kennelworth [at about 8:15 pm Monday, June 6, 1927] was confident that <text:span text:style-name="T1">the next day</text:span>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9">
          <table:table-cell/>
          <table:table-cell office:value-type="string">
            <text:p>152</text:p>
          </table:table-cell>
          <table:table-cell office:value-type="string">
            <text:p>[Inserted] “later in the day” [Tuesday, June 7, 1927].</text:p>
          </table:table-cell>
          <table:table-cell/>
          <table:table-cell table:style-name="ce4" office:value-type="string">
            <text:p>Later in the day he [RG] received telegrams <text:span text:style-name="T1">at his hotel</text:span> from his broker, advising of the purchase of October and December cotton and also the purchase of July wheat.</text:p>
          </table:table-cell>
          <table:table-cell table:number-columns-repeated="2"/>
        </table:table-row>
        <table:table-row table:style-name="ro7">
          <table:table-cell/>
          <table:table-cell office:value-type="string">
            <text:p>148</text:p>
          </table:table-cell>
          <table:table-cell office:value-type="string">
            <text:p>[Inserted] Tuesday evening, [June 7, 1927]</text:p>
          </table:table-cell>
          <table:table-cell/>
          <table:table-cell table:style-name="ce4" office:value-type="string">
            <text:p>After Robert had time to think over the matter [about 8:15 pm, Monday, June 6, 1927, or after this time that night], he decided to place “Personal Notices” in all the newspapers of <text:span text:style-name="T1">St. Louis</text:span> and the towns along the line between <text:span text:style-name="T1">Texarkana</text:span> and <text:span text:style-name="T1">St. Louis</text:span>. If no news was heard of Marie by <text:span text:style-name="T1">Tuesday evening</text:span>, he would place it in the papers<text:span text:style-name="T1"> the next day </text:span><text:span text:style-name="T3">[Wednesday, June 8, 1927]</text:span>. </text:p>
          </table:table-cell>
          <table:table-cell office:value-type="string">
            <text:p>Notice was placed on Wednesday, June 8, on page 157.</text:p>
          </table:table-cell>
          <table:table-cell/>
        </table:table-row>
        <table:table-row table:style-name="ro9">
          <table:table-cell/>
          <table:table-cell office:value-type="string">
            <text:p>156</text:p>
          </table:table-cell>
          <table:table-cell office:value-type="string">
            <text:p>[Inserted] [Tuesday] evening, [June 7, 1927]</text:p>
          </table:table-cell>
          <table:table-cell/>
          <table:table-cell table:style-name="ce4" office:value-type="string">
            <text:p><text:span text:style-name="T5">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30">
          <table:table-cell table:style-name="ce3"/>
          <table:table-cell table:style-name="ce3" office:value-type="float" office:value="157">
            <text:p>157</text:p>
          </table:table-cell>
          <table:table-cell table:style-name="ce3" office:value-type="string">
            <text:p>Early on Wednesday morning, June 8, [1927].</text:p>
          </table:table-cell>
          <table:table-cell table:style-name="ce3"/>
          <table:table-cell table:style-name="ce3" office:value-type="string">
            <text:p>Robert <text:span text:style-name="T1">arose</text:span> early on Wednesday morning, June 8th, hastened to the newspaper offices and placed the personal notices <text:span text:style-name="T1">to appear the following day</text:span>. When he re<text:span text:style-name="T1">turned</text:span> to his hotel, for the<text:span text:style-name="T1"> first time since Sunday</text:span> he thought of his birthday, June 9th, when he would be <text:span text:style-name="T1">21 years of age</text:span>. When he thought of this a great hope came into his mind. He decided that Marie, for some unknown reason, was hiding until his birthday and intended that they should be <text:span text:style-name="T1">married on that day</text:span> and she was going to be his birthday <text:span text:style-name="T1">present</text:span>. Robert's <text:span text:style-name="T1">imagination</text:span> went wild. He was elated over the <text:span text:style-name="T1">hope</text:span>. <text:s/>It seemed like a <text:span text:style-name="T1">sudden inspiration</text:span> to him. It would be just like Marie to wait until his birthday to give him the <text:span text:style-name="T1">surprise of his life</text:span>, and think this delay would only try his faith and patience and she would know just how much she meant to him, but did not think it too long to keep him waiting if he really loved her as he said he did; that he would have <text:span text:style-name="T1">patience</text:span> and <text:span text:style-name="T1">wait.</text:span></text:p>
          </table:table-cell>
          <table:table-cell table:style-name="ce3" office:value-type="string">
            <text:p>PER<text:span text:style-name="T1">SON</text:span>AL NOTICES PLACED. <text:s text:c="3"/>Connection to pg. 120, Sunday June 5, 1927. <text:s/>157 - 120 = <text:span text:style-name="T2">37</text:span>.</text:p>
            <text:p/>
            <text:p>If he's 21 years of age on June 9th, then on June 8th he is <text:span text:style-name="T2">20 years of age</text:span>. <text:s/></text:p>
          </table:table-cell>
          <table:table-cell/>
        </table:table-row>
        <table:table-row table:style-name="ro12">
          <table:table-cell table:style-name="ce3"/>
          <table:table-cell table:style-name="ce3" office:value-type="string">
            <text:p>157-158</text:p>
          </table:table-cell>
          <table:table-cell table:style-name="ce3" table:number-columns-repeated="2"/>
          <table:table-cell table:style-name="ce3" office:value-type="string">
            <text:p>Robert was sure that his advertisements in the papers <text:span text:style-name="T1">the following day </text:span>were going to bring results and that probably Marie, just as soon as she saw it, would come to him. So he really began to plan and hope and get ready for a marriage to take place on his birthday. <text:s/>He was so happy over this sudden thought, so elated that he 'phoned Mr. Kennelworth again that night and told him all about it. Mr. Kennelworth, half-hearted but hopeful, agreed with Robert that there might be something in it, that Marie might have had some plan of this kind in mind, and sincerely hoped that Robert was right and that this birthday would be the happiest of his life.</text:p>
          </table:table-cell>
          <table:table-cell table:style-name="ce3"/>
          <table:table-cell/>
        </table:table-row>
        <table:table-row table:style-name="ro15">
          <table:table-cell/>
          <table:table-cell office:value-type="string">
            <text:p>158</text:p>
          </table:table-cell>
          <table:table-cell table:number-columns-repeated="2"/>
          <table:table-cell table:style-name="ce4" office:value-type="string">
            <text:p>After Robert talked with Mr. Kennelworth, he immediately called Walter Kennelworth on the 'phone in New York, told him all that had happened, about his placing the personal notices in the papers, about his hopes and theories that Marie would show up on his birthday.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fact that Walter was so cheerful and shared Robert's views and hopes in the matter, made Robert much happier.</text:p>
          </table:table-cell>
          <table:table-cell table:number-columns-repeated="2"/>
        </table:table-row>
        <table:table-row table:style-name="ro10">
          <table:table-cell/>
          <table:table-cell office:value-type="string">
            <text:p>158</text:p>
          </table:table-cell>
          <table:table-cell table:number-columns-repeated="2"/>
          <table:table-cell table:style-name="ce4"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and read:</text:p>
          </table:table-cell>
          <table:table-cell table:number-columns-repeated="2"/>
        </table:table-row>
        <table:table-row table:style-name="ro37">
          <table:table-cell/>
          <table:table-cell office:value-type="string">
            <text:p>158-159</text:p>
          </table:table-cell>
          <table:table-cell table:number-columns-repeated="2"/>
          <table:table-cell table:style-name="ce4" office:value-type="string">
            <text:p>MY DEAR SON,</text:p>
            <text:p>Your good friend, Mr. Kennelworth, has been out to see me and told all that has happened. My son, I counsel you to have patience and faith. Love endures much and is not discouraged. <text:s/>I believe everything happens for the best, my boy, and it may be that Marie thought that you were <text:span text:style-name="T1">both too young to marry</text:span>. If this was her view, I would say it would hurt neither of you to wait a few years longer.</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ext:span text:style-name="T1">time</text:span>, but even Marie may be wiser than we know.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ext:p>I pray for you each night and pray that everything may come out all right. I still have great <text:span text:style-name="T1">faith</text:span> and <text:span text:style-name="T1">confidence</text:span> in you, my boy. Want you to stick to your faith and your religion. Read the Holy Bible and follow it as you have in the past and everything that the good God can do will come to you in due time. Write me of your plans and what you intend to do. Send me a telegram as soon as you have any news, one way or the other. I anxiously await news of Marie and wish that I could be with you to comfort you because I know you need me when you haven't Marie. <text:s/>Devotedly, Your MOTHER.</text:p>
            <text:p/>
          </table:table-cell>
          <table:table-cell table:number-columns-repeated="2"/>
        </table:table-row>
        <table:table-row table:style-name="ro30">
          <table:table-cell/>
          <table:table-cell office:value-type="string">
            <text:p>159-160</text:p>
          </table:table-cell>
          <table:table-cell office:value-type="string">
            <text:p>That night, [Wednesday, June 8, 1927].</text:p>
          </table:table-cell>
          <table:table-cell/>
          <table:table-cell table:style-name="ce4" office:value-type="string">
            <text:p>Robert was happy to get the letter from his mother because she always encour<text:span text:style-name="T1">aged</text:span> him and he knew that no matter what happened, her faith in him would always remain the same and her love would endure forever. He retired<text:span text:style-name="T1"> that night</text:span> after having a <text:span text:style-name="T1">light</text:span> supper, very <text:span text:style-name="T1">happy</text:span>, looking forward to his birthday with great hopes and expectations. His 21st birthday meant a great deal to him, meant more than any other birthday because he hoped that it would bring Marie. He knew that he had stood the test of her absence and that he had unwavering faith, that the had never doubted her motive, no matter even if he could not understand it, and that he would not censure her actions. When Marie returned and was once sure that she knew all this, he would mean more to her than he had ever before and she would only love him the more. After all, perhaps this little disappointment would mean something good in the future.</text:p>
          </table:table-cell>
          <table:table-cell table:number-columns-repeated="2"/>
        </table:table-row>
        <table:table-row table:style-name="ro15">
          <table:table-cell/>
          <table:table-cell office:value-type="string">
            <text:p>160</text:p>
          </table:table-cell>
          <table:table-cell office:value-type="string">
            <text:p>That night, [Wednesday, June 8, 1927].</text:p>
          </table:table-cell>
          <table:table-cell/>
          <table:table-cell table:style-name="ce4" office:value-type="string">
            <text:p><text:span text:style-name="T1">That night </text:span>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kiss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table:number-columns-repeated="2"/>
        </table:table-row>
        <table:table-row table:style-name="ro23">
          <table:table-cell/>
          <table:table-cell office:value-type="string">
            <text:p>161</text:p>
          </table:table-cell>
          <table:table-cell office:value-type="string">
            <text:p>Early on [Thursday] June 9, [1927]</text:p>
          </table:table-cell>
          <table:table-cell/>
          <table:table-cell table:style-name="ce4" office:value-type="string">
            <text:p>ROBERT GORDON'S 21ST BIRTHDAY </text:p>
            <text:p>Robert arose early on June 9th. Hurried down to the desk to ascertain if any telegrams had come over night or any 'phone calls, but found no telegrams and no messages. It was yet too early for the morning mail. <text:s/>Robert secured the morning papers and saw his personal notices which he had instructed the papers to continue to run. He had added the name of his hotel and telephone number so that Marie could reach him promptly. <text:s/>Somehow he had a feeling that just about 11 or 12 o'clock that day Marie would call at the hotel or he would have some good news from her.</text:p>
            <text:p/>
          </table:table-cell>
          <table:table-cell table:number-columns-repeated="2"/>
        </table:table-row>
        <table:table-row table:style-name="ro25">
          <table:table-cell/>
          <table:table-cell office:value-type="string">
            <text:p>161-162</text:p>
          </table:table-cell>
          <table:table-cell office:value-type="string">
            <text:p>After having breakfast [Thursday, June 9, 1927]</text:p>
          </table:table-cell>
          <table:table-cell/>
          <table:table-cell table:style-name="ce4" office:value-type="string">
            <text:p>After having his breakfast, he waited for the first mail, but there were no letters for him and up to this time no telegrams had been received. He decided to go <text:span text:style-name="T1">down</text:span> to a brokerage office and see how the market opened. Cotton and wheat had advanced the day before and cotton opened higher and was strong this morning, and wheat was also holding up well. Robert found that Major Motors was selling around 203 and he knew that his broker must have sold 500 shares short for him at this price. He figured that Major Motors would not advance above 205 1/2 before it started on a big decline. <text:s/>So he said to himself, "This is going to be a real <text:span text:style-name="T1">happy</text:span> <text:span text:style-name="T1">birthday</text:span>. I am making money fast now in wheat and cotton and will soon be making money in stocks." Right Aeroplane was also strong and his profits were piling up on this. He figured up his profits on Cotton, Wheat and Stocks and<text:span text:style-name="T1"> on this birthday he was worth</text:span> $<text:span text:style-name="T1">30,000</text:span>. <text:s/>The money meant nothing to him. He would gladly give every cent of it to have Marie as a birthday present. <text:s/>His <text:span text:style-name="T1">hopes</text:span> remained high and somehow he felt that he would have Marie as well as the financial <text:span text:style-name="T1">success</text:span>. Just as he was figuring up his profits and thinking about it an old saying came to him: "Lucky at cards, unlucky in love." He wondered if this could be, that he would be lucky in making money in speculation and at the same time unlucky in his love affairs; but <text:span text:style-name="T1">hoped</text:span> and <text:span text:style-name="T1">prayed</text:span> that<text:span text:style-name="T1"> this was the last disappointment in his love affairs</text:span> and that<text:span text:style-name="T1"> this birthday was to be the turning point </text:span>and that some news would come from Marie.</text:p>
          </table:table-cell>
          <table:table-cell office:value-type="string">
            <text:p>This birthday was to be the turning point.</text:p>
          </table:table-cell>
          <table:table-cell/>
        </table:table-row>
        <table:table-row table:style-name="ro7">
          <table:table-cell/>
          <table:table-cell office:value-type="string">
            <text:p>162</text:p>
          </table:table-cell>
          <table:table-cell table:number-columns-repeated="2"/>
          <table:table-cell table:style-name="ce4" office:value-type="string">
            <text:p>He decided to <text:span text:style-name="T1">forget</text:span> about the market as everything was moving along his way and re<text:span text:style-name="T1">turned to the hotel</text:span> to wait for news of Marie. He still had a <text:span text:style-name="T1">hope</text:span> or an <text:span text:style-name="T1">imagination</text:span> that <text:span text:style-name="T1">around 11 or 12 o'clock </text:span>Marie would either come to the <text:span text:style-name="T1">hotel</text:span> or some news from her would be received. Upon re<text:span text:style-name="T1">turn</text:span>ing to the hotel he found no mail and no telegrams or telephone messages awaiting him. </text:p>
          </table:table-cell>
          <table:table-cell table:number-columns-repeated="2"/>
        </table:table-row>
        <table:table-row table:style-name="ro9">
          <table:table-cell/>
          <table:table-cell office:value-type="string">
            <text:p>162</text:p>
          </table:table-cell>
          <table:table-cell office:value-type="string">
            <text:p>11 o'clock [am, Thursday, June 9, 1927].</text:p>
          </table:table-cell>
          <table:table-cell/>
          <table:table-cell table:style-name="ce4" office:value-type="string">
            <text:p>When<text:span text:style-name="T1"> 11 o'clock </text:span>came Robert's mind reverted back to Sunday when he was watching the clock in the Union Station, <text:span text:style-name="T1">hoping</text:span> and <text:span text:style-name="T1">waiting</text:span> for Marie to appear. <text:s/>Robert became a little <text:span text:style-name="T1">restless</text:span> and more than <text:span text:style-name="T1">anxious</text:span> as the <text:span text:style-name="T1">minutes</text:span> went by. </text:p>
          </table:table-cell>
          <table:table-cell office:value-type="string">
            <text:p>Connection to pg. 123. <text:s/>162-123=39.</text:p>
          </table:table-cell>
          <table:table-cell/>
        </table:table-row>
        <table:table-row table:style-name="ro4">
          <table:table-cell/>
          <table:table-cell office:value-type="string">
            <text:p>162-163</text:p>
          </table:table-cell>
          <table:table-cell office:value-type="string">
            <text:p>12 o'clock [pm., Thursday, June 9, 1927].</text:p>
          </table:table-cell>
          <table:table-cell/>
          <table:table-cell table:style-name="ce4" office:value-type="string">
            <text:p><text:span text:style-name="T5">The </text:span><text:span text:style-name="T6">clock struck twelve</text:span><text:span text:style-name="T5"> on his birthday and no Marie and no news from her. </text:span></text:p>
          </table:table-cell>
          <table:table-cell table:number-columns-repeated="2"/>
        </table:table-row>
        <table:table-row table:style-name="ro7">
          <table:table-cell/>
          <table:table-cell office:value-type="string">
            <text:p>162</text:p>
          </table:table-cell>
          <table:table-cell table:style-name="ce4" office:value-type="string">
            <text:p>A few minutes after 12 [o'clock pm., Thursday, June 9, 1927].</text:p>
          </table:table-cell>
          <table:table-cell/>
          <table:table-cell table:style-name="ce4" office:value-type="string">
            <text:p><text:span text:style-name="T6">A few minutes after 12</text:span><text:span text:style-name="T5"> his bell rang and a messenger boy appeared with a telegram. "Ah," Robert thought, "this is from Marie or some news from her." But it was a telegram of </text:span><text:span text:style-name="T6">congratulations</text:span><text:span text:style-name="T5"> from his old pal, Walter, who asked that he convey the </text:span><text:span text:style-name="T6">first</text:span><text:span text:style-name="T5"> news which he received in regard to Marie and stated that he </text:span><text:span text:style-name="T6">hoped</text:span><text:span text:style-name="T8"> </text:span><text:span text:style-name="T6">before the day was over</text:span><text:span text:style-name="T5"> he could </text:span><text:span text:style-name="T6">congratulate</text:span><text:span text:style-name="T5"> Robert on his marriage to Marie. </text:span></text:p>
          </table:table-cell>
          <table:table-cell office:value-type="string">
            <text:p>Actual birthday moment. <text:s/>[See $30,000 mentioned on previous page.]</text:p>
          </table:table-cell>
          <table:table-cell/>
        </table:table-row>
        <table:table-row table:style-name="ro7">
          <table:table-cell/>
          <table:table-cell office:value-type="string">
            <text:p>163</text:p>
          </table:table-cell>
          <table:table-cell office:value-type="string">
            <text:p>A little later in the day [After a few minutes after 12 o'clock p.m., Thursday, June 9, 1927].</text:p>
          </table:table-cell>
          <table:table-cell/>
          <table:table-cell table:style-name="ce4" office:value-type="string">
            <text:p>A little later in the day Robert received a <text:span text:style-name="T1">long</text:span> telegram from Mr. Kennelworth, <text:span text:style-name="T1">congratulating</text:span> him on his birthday and offering words of <text:span text:style-name="T1">encouragement</text:span>, also telling Robert that he expected to leave Texarkana on Friday night, June 10th, and arrive in St. Louis some time in the morning and that Robert should be ready to start with him to New York, as he wanted to be there when Lindbergh arrived. <text:s/></text:p>
          </table:table-cell>
          <table:table-cell table:number-columns-repeated="2"/>
        </table:table-row>
        <table:table-row table:style-name="ro8">
          <table:table-cell/>
          <table:table-cell office:value-type="string">
            <text:p>163</text:p>
          </table:table-cell>
          <table:table-cell office:value-type="string">
            <text:p>A little later in the day [After a few minutes after 12 o'clock p.m., Thursday, June 9, 1927].</text:p>
          </table:table-cell>
          <table:table-cell/>
          <table:table-cell table:style-name="ce4" office:value-type="string">
            <text:p><text:span text:style-name="T5">Robert received another telegram from his mother </text:span><text:span text:style-name="T6">congratulating</text:span><text:span text:style-name="T5"> him on his birthday and wishing him every </text:span><text:span text:style-name="T6">success</text:span><text:span text:style-name="T5"> and </text:span><text:span text:style-name="T6">happiness</text:span><text:span text:style-name="T5">.</text:span></text:p>
          </table:table-cell>
          <table:table-cell table:number-columns-repeated="2"/>
        </table:table-row>
        <table:table-row table:style-name="ro15">
          <table:table-cell/>
          <table:table-cell office:value-type="string">
            <text:p>163</text:p>
          </table:table-cell>
          <table:table-cell office:value-type="string">
            <text:p>2 o'clock [pm, Thursday, June 9, 1927].</text:p>
          </table:table-cell>
          <table:table-cell/>
          <table:table-cell table:style-name="ce4" office:value-type="string">
            <text:p>These messages were very encour<text:span text:style-name="T1">aging </text:span>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text:span text:style-name="T1">Minutes now began to drag slowly</text:span>, as they had on Sunday when Robert had watched the clock and saw his hopes slowly waning. They were now waning again and Robert grew heartsick, but cheered himself with the thought that the day was not over yet. There was plenty of time for Marie to show up.</text:p>
          </table:table-cell>
          <table:table-cell office:value-type="string">
            <text:p>Connection to pg. 123. <text:s/>[12 o'clock noon] Sunday [June 5, 1927]. <text:s/>163-123 = 40. <text:s text:c="2"/>rluu_20130911: I think this is one of the “day”s of the 3 days and 3 nights. <text:s/>The time period difference is 50 hours. <text:s/>50 hours is 750 degrees.</text:p>
          </table:table-cell>
          <table:table-cell/>
        </table:table-row>
        <table:table-row table:style-name="ro10">
          <table:table-cell/>
          <table:table-cell office:value-type="string">
            <text:p>163-164</text:p>
          </table:table-cell>
          <table:table-cell table:number-columns-repeated="2"/>
          <table:table-cell table:style-name="ce4" office:value-type="string">
            <text:p>Robert decided to read awhile to quiet his anxiety. <text:s/>He picked up the book of "Poems That Have Helped Me," and read the "Isle of Long Ago."</text:p>
            <text:p>[Poem "Isle of Long Ago."]</text:p>
            <text:p>[Quotes lines letters: 66 + 35 = 101]</text:p>
            <text:p>["Greenword" quoted on word 282, line 35, 3rd word of line.]</text:p>
            <text:p/>
          </table:table-cell>
          <table:table-cell table:number-columns-repeated="2"/>
        </table:table-row>
        <table:table-row table:style-name="ro30">
          <table:table-cell/>
          <table:table-cell office:value-type="string">
            <text:p>165</text:p>
          </table:table-cell>
          <table:table-cell table:number-columns-repeated="2"/>
          <table:table-cell table:style-name="ce4" office:value-type="string">
            <text:p>It made him realize that on the "river of time" there are many trials, tribulations and disappointments. <text:s/>While he was young in years he had experienced many of them, and it seemed to him that<text:span text:style-name="T1"> the last five days had been five years</text:span>. When he read the lines of the poem: "Sweet voices we heard in the days gone before, when the wind down the river is fair" [66 letters] <text:s/>and "Our eyes are closing in slumber awhile,” [35 letters] he thought of Marie, her beautiful eyes and sweet voice; all the happy things she had ever said; the things that she had written, and like a <text:span text:style-name="T1">voice </text:span>coming across the stillness of the <text:span text:style-name="T1">night</text:span>, he seemed to hear Marie calling as she used to call: "Robert, dear," "Robert dear." He jumped from his chair, <text:span text:style-name="T1">start</text:span>led, because for a moment he thought it was her <text:span text:style-name="T1">voice</text:span>, for he had been hoping and expecting each moment to hear her <text:span text:style-name="T1">voice</text:span>, but alas it was only a ghost of imagination and no Marie was there and no news of her.</text:p>
          </table:table-cell>
          <table:table-cell office:value-type="string">
            <text:p>LAST 5 DAYS AS 5 YEARS. <text:s text:c="2"/>Marie's <text:span text:style-name="T1">voice</text:span>.</text:p>
          </table:table-cell>
          <table:table-cell/>
        </table:table-row>
        <table:table-row table:style-name="ro33">
          <table:table-cell/>
          <table:table-cell office:value-type="string">
            <text:p>166</text:p>
          </table:table-cell>
          <table:table-cell table:number-columns-repeated="2"/>
          <table:table-cell table:style-name="ce4" office:value-type="string">
            <text:p>Robert<text:span text:style-name="T1"> turn</text:span>ed another page and read: "Crossing the Bar," by Tennyson:</text:p>
            <text:p>[...]</text:p>
            <text:p>He read the last verse several times. <text:s/>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ext:span text:style-name="T1">turn</text:span> to him and he might claim her for his own. Thought of Marie's words, that hope and anticipation are greater than realization, but felt that nothing in the world could give him greater pleasure than the realization of this moment if he could hold Marie in his <text:span text:style-name="T1">arms</text:span>, <text:span text:style-name="T1">kiss</text:span> her sweet lips and hear the sweet words of love she had spoken to him in the past. Robert's<text:span text:style-name="T1"> heart for a moment sank within him</text:span>. It was too much for him. He sobbed and cried like a baby but then he thought of his faith, of God and his power supreme.</text:p>
            <text:p/>
          </table:table-cell>
          <table:table-cell office:value-type="string">
            <text:p>Last verse has 31 words. <text:s/>Pilot, star and hope words in the poem total to 186, which is 31 x 6. <text:s/></text:p>
          </table:table-cell>
          <table:table-cell/>
        </table:table-row>
        <table:table-row table:style-name="ro30">
          <table:table-cell/>
          <table:table-cell office:value-type="string">
            <text:p>166-167</text:p>
          </table:table-cell>
          <table:table-cell table:style-name="ce4" office:value-type="string">
            <text:p>“at the close of another day of disappointment”</text:p>
          </table:table-cell>
          <table:table-cell/>
          <table:table-cell table:style-name="ce4"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world he wanted was Marie. So<text:span text:style-name="T1"> at the close of another day</text:span> of disappointment he felt that there was room for hope and that the future was lined with hopes. He resolved never to waver. Then read "A Psalm of Life" by Longfellow: <text:s/>[...9 verses total...]</text:p>
          </table:table-cell>
          <table:table-cell office:value-type="string">
            <text:p>Close of day of disappointment.</text:p>
          </table:table-cell>
          <table:table-cell/>
        </table:table-row>
        <table:table-row table:style-name="ro30">
          <table:table-cell/>
          <table:table-cell office:value-type="string">
            <text:p>168-169</text:p>
          </table:table-cell>
          <table:table-cell table:number-columns-repeated="2"/>
          <table:table-cell table:style-name="ce4" office:value-type="string">
            <text:p>When he got to the verse </text:p>
            <text:p>[...Verse 6...]</text:p>
            <text:p>Robert now fully realized that he must <text:span text:style-name="T1">trust</text:span> to the future if he intended to live and continue to make a success and complete his discoveries and inventions. He read the last verse slowly and carefully:</text:p>
            <text:p>[...Verse 9...]</text:p>
            <text:p>This sounded much better to Robert. He was willing to learn to <text:span text:style-name="T1">labor and wait</text:span> and felt that if he <text:span text:style-name="T1">waited</text:span> there would be a <text:span text:style-name="T1">reward</text:span>, because Marie had <text:span text:style-name="T1">promised</text:span> him and he knew that Marie would keep her <text:span text:style-name="T1">promise</text:span>, and nothing could ever take from him that hope, that knowledge that Marie would keep her <text:span text:style-name="T1">promise</text:span>.</text:p>
            <text:p/>
          </table:table-cell>
          <table:table-cell table:number-columns-repeated="2"/>
        </table:table-row>
        <table:table-row table:style-name="ro32">
          <table:table-cell/>
          <table:table-cell office:value-type="string">
            <text:p>169</text:p>
          </table:table-cell>
          <table:table-cell office:value-type="string">
            <text:p>“It was now getting late”. <text:s/>“Birthday was passing”.</text:p>
          </table:table-cell>
          <table:table-cell/>
          <table:table-cell table:style-name="ce4" office:value-type="string">
            <text:p>Then he read another little poem: "The Spring of Love."</text:p>
            <text:p/>
            <text:p>A little sun, a little rain,</text:p>
            <text:p>A soft wind blowing from the West,</text:p>
            <text:p>And woods and fields are sweet again</text:p>
            <text:p>And warmth within the mountain's breast</text:p>
            <text:p/>
            <text:p>A little <text:span text:style-name="T1">love</text:span>, a little <text:span text:style-name="T1">trust</text:span>,</text:p>
            <text:p>A soft impulse, a sudden dream,</text:p>
            <text:p>And life as dry as desert dust,</text:p>
            <text:p>Is fresher than a mountain stream.</text:p>
            <text:p/>
            <text:p>He knew that he had great <text:span text:style-name="T1">love</text:span> and great <text:span text:style-name="T1">trust</text:span>, and that that love, and the hope of Marie, would give him ambition and courage to continue on. It was<text:span text:style-name="T1"> now getting late</text:span> and no news had come of Marie. Robert realized his <text:span text:style-name="T1">birthday was passing </text:span>and his <text:span text:style-name="T1">hopes for the present were blasted</text:span>.</text:p>
            <text:p/>
          </table:table-cell>
          <table:table-cell office:value-type="string">
            <text:p>Hopes for the present were blasted.</text:p>
          </table:table-cell>
          <table:table-cell/>
        </table:table-row>
        <table:table-row table:style-name="ro35">
          <table:table-cell/>
          <table:table-cell office:value-type="string">
            <text:p>162-163</text:p>
          </table:table-cell>
          <table:table-cell office:value-type="string">
            <text:p>[Inserted] Before the day was over [The current day is Thursday, June 9, 1927].</text:p>
          </table:table-cell>
          <table:table-cell/>
          <table:table-cell table:style-name="ce4" office:value-type="string">
            <text:p><text:span text:style-name="T5">But it was a telegram of congratulations from his old pal, Walter, who asked that he convey the </text:span><text:span text:style-name="T6">first</text:span><text:span text:style-name="T5"> news which he received in regard to Marie and stated that he </text:span><text:span text:style-name="T7">hoped</text:span><text:span text:style-name="T5"> </text:span><text:span text:style-name="T6">before the day </text:span><text:span text:style-name="T8">[Thursday, June 9, 1927] </text:span><text:span text:style-name="T6">was over</text:span><text:span text:style-name="T5"> he could congratulate Robert on his marriage to Marie. </text:span></text:p>
          </table:table-cell>
          <table:table-cell table:number-columns-repeated="2"/>
        </table:table-row>
        <table:table-row table:style-name="ro17">
          <table:table-cell/>
          <table:table-cell office:value-type="string">
            <text:p>169-170</text:p>
          </table:table-cell>
          <table:table-cell table:number-columns-repeated="2"/>
          <table:table-cell table:style-name="ce4" office:value-type="string">
            <text:p>He read the poem, "Lead Kindly Light":</text:p>
            <text:p>[...]</text:p>
            <text:p>O'er moor and fen, o'er crag and torrent till</text:p>
            <text:p><text:span text:style-name="T1">The night is gone</text:span>;</text:p>
            <text:p>And with the <text:span text:style-name="T1">morn</text:span> those angel faces smile</text:p>
            <text:p>Which I have loved long since, and lost awhile.</text:p>
            <text:p/>
            <text:p>The last few lines of the final verse impressed him strongly. Robert felt that Marie was only lost for awhile and that<text:span text:style-name="T1"> on the coming morning</text:span> he would meet the future with a <text:span text:style-name="T1">smile</text:span>, face it with <text:span text:style-name="T3">hope</text:span>,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p>
            <text:p/>
          </table:table-cell>
          <table:table-cell table:number-columns-repeated="2"/>
        </table:table-row>
        <table:table-row table:style-name="ro9">
          <table:table-cell/>
          <table:table-cell office:value-type="string">
            <text:p>170</text:p>
          </table:table-cell>
          <table:table-cell table:number-columns-repeated="2"/>
          <table:table-cell table:style-name="ce4" office:value-type="string">
            <text:p>Robert knew that he would never leave his first love and go back on her, that that was the one love of his life and that it would remain so long as there was life in his body. With this resolve in his heart he decided to face the future with hope.</text:p>
          </table:table-cell>
          <table:table-cell table:number-columns-repeated="2"/>
        </table:table-row>
        <table:table-row table:style-name="ro1">
          <table:table-cell table:number-columns-repeated="4"/>
          <table:table-cell table:style-name="ce4"/>
          <table:table-cell table:number-columns-repeated="2"/>
        </table:table-row>
        <table:table-row table:style-name="ro4">
          <table:table-cell/>
          <table:table-cell office:value-type="string">
            <text:p>109</text:p>
          </table:table-cell>
          <table:table-cell office:value-type="string">
            <text:p>[Inserted] [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23">
          <table:table-cell office:value-type="string">
            <text:p>14</text:p>
          </table:table-cell>
          <table:table-cell office:value-type="string">
            <text:p>171</text:p>
          </table:table-cell>
          <table:table-cell office:value-type="string">
            <text:p>None given, but the text implies it is evening of [Thursday, June 9, 1927].</text:p>
          </table:table-cell>
          <table:table-cell/>
          <table:table-cell office:value-type="string">
            <text:p>Robert bought<text:span text:style-name="T1"> evening </text:span>newspapers and looked over the Financial Page; noted that cotton, wheat and corn had advanced that day. His birthday had indeed been a success, financially, and his<text:span text:style-name="T1"> 21st birthday found him on top of the world</text:span>, but this was not what counted with Robert. The great disappointment was that his <text:span text:style-name="T1">hopes</text:span> for Marie on that day <text:span text:style-name="T1">were blasted</text:span>,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text:p>
          </table:table-cell>
          <table:table-cell office:value-type="string">
            <text:p>21st birthday, Top of the world.</text:p>
          </table:table-cell>
          <table:table-cell/>
        </table:table-row>
        <table:table-row table:style-name="ro15">
          <table:table-cell office:value-type="string">
            <text:p>14</text:p>
          </table:table-cell>
          <table:table-cell office:value-type="string">
            <text:p>171</text:p>
          </table:table-cell>
          <table:table-cell office:value-type="string">
            <text:p>Early on the morning of [Friday, June 10, [1927]]</text:p>
          </table:table-cell>
          <table:table-cell/>
          <table:table-cell office:value-type="string">
            <text:p>Early on the morning of June 10th he called to see <text:span text:style-name="T1">Madam Cleo</text:span>. She told him that he had gone thru a great sorrow but that his sweetheart would return to him in a few days, he should be of good cheer because Marie loved him only; that it had been<text:span text:style-name="T1"> </text:span><text:span text:style-name="T3">a case of nervous indecision</text:span> which had caused Marie to disappear, and that she would return just as suddenly as she had disappeared. <text:s/>Robert felt more <text:span text:style-name="T1">hopeful</text:span> and re<text:span text:style-name="T1">turn</text:span>ed to his <text:span text:style-name="T1">hotel</text:span>, <text:span text:style-name="T1">hoping</text:span> to get some news of Marie. There were no letters or telegrams. <text:s/>He called up the broker's office to find out how cotton and wheat were that morning and found that they were strong and higher. His calculations showed that wheat and cotton should be top for a reaction on June 10th so he wired his broker in New York to sell out his wheat and cotton. Corn was down that morning, so he telegraphed the broker to buy 20,000 bushels of September corn.</text:p>
          </table:table-cell>
          <table:table-cell office:value-type="string">
            <text:p>Madam Cleo.</text:p>
          </table:table-cell>
          <table:table-cell/>
        </table:table-row>
        <table:table-row table:style-name="ro11">
          <table:table-cell table:number-columns-repeated="2"/>
          <table:table-cell office:value-type="string">
            <text:p>After sending the telegram wire to broker in NY. <text:s/>In the storyline, it is currently [Friday, June 10, 1927].</text:p>
          </table:table-cell>
          <table:table-cell/>
          <table:table-cell office:value-type="string">
            <text:p>After sending this telegram, he glanced over the morning paper and saw an advertisement headed, “<text:span text:style-name="T1">Professor O. B. Joyful</text:span>,” Astrologer. Robert eagerly read the advertisement because the name attracted him. And he was looking for something to make him joyful. Professor Joyful’s advertisement stated that “with the science of Astrology, he could tell when success would start, when trouble would end and reveal when marriage would take place.” <text:s/>Robert was a great believer in Astrology because he had found this great science referred to so many times in the Holy Bible.</text:p>
          </table:table-cell>
          <table:table-cell table:style-name="ce4" office:value-type="string">
            <text:p>Professor O. B. Joyful</text:p>
          </table:table-cell>
          <table:table-cell/>
        </table:table-row>
        <table:table-row table:style-name="ro10">
          <table:table-cell/>
          <table:table-cell office:value-type="string">
            <text:p>176</text:p>
          </table:table-cell>
          <table:table-cell office:value-type="string">
            <text:p>None given, but in the storyline, it is currently [Friday, June 10, 1927].</text:p>
          </table:table-cell>
          <table:table-cell/>
          <table:table-cell office:value-type="string">
            <text:p>“Discern the end from the beginning”; where Jesus said: “I will judge you in the place of your nativity.” <text:s/>He hastened to the office of Professor O. B. Joyful in the hope that the great science of Astrology would throw some <text:span text:style-name="T1">light</text:span> upon the disappearance of Marie. The secretary told him that the Professor was very busy and as Robert had no appointment, he would have to wait awhile. Glancing around the walls of the office he saw some <text:span text:style-name="T1">beautiful</text:span> cards of poems hanging on the walls.</text:p>
          </table:table-cell>
          <table:table-cell office:value-type="string">
            <text:p>49 pages from pg. 127.</text:p>
          </table:table-cell>
          <table:table-cell/>
        </table:table-row>
        <table:table-row table:style-name="ro9">
          <table:table-cell office:value-type="string">
            <text:p>TODO: <text:s/>continue here.</text:p>
          </table:table-cell>
          <table:table-cell table:number-columns-repeated="6"/>
        </table:table-row>
        <table:table-row table:style-name="ro1" table:number-rows-repeated="3">
          <table:table-cell table:number-columns-repeated="7"/>
        </table:table-row>
        <table:table-row table:style-name="ro7">
          <table:table-cell/>
          <table:table-cell office:value-type="string">
            <text:p>163</text:p>
          </table:table-cell>
          <table:table-cell office:value-type="string">
            <text:p>[Inserted] Friday night, June 10, [1927].</text:p>
          </table:table-cell>
          <table:table-cell/>
          <table:table-cell table:style-name="ce4"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1">[Mr. K] expected to leave Texarkana on Friday night, June 10th</text:span>, and arrive in St. Louis some time in the morning and that Robert should be ready to start with him to New York, as he wanted to be there when Lindbergh arrived. <text:s/></text:p>
          </table:table-cell>
          <table:table-cell table:number-columns-repeated="2"/>
        </table:table-row>
        <table:table-row table:style-name="ro7">
          <table:table-cell/>
          <table:table-cell office:value-type="string">
            <text:p>163</text:p>
          </table:table-cell>
          <table:table-cell office:value-type="string">
            <text:p>[Inserted] Sometime in the morning [Saturday, June 11, 1927].</text:p>
          </table:table-cell>
          <table:table-cell/>
          <table:table-cell table:style-name="ce4"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3">[Mr. K] expected to leave Texarkana on Friday night, June 10th</text:span>, and <text:span text:style-name="T1">arrive in St. Louis some time in the morning</text:span> and that Robert should be ready to start with him to New York, as he wanted to be there when Lindbergh arrived. <text:s/></text:p>
          </table:table-cell>
          <table:table-cell table:number-columns-repeated="2"/>
        </table:table-row>
        <table:table-row table:style-name="ro4">
          <table:table-cell/>
          <table:table-cell office:value-type="string">
            <text:p>112</text:p>
          </table:table-cell>
          <table:table-cell office:value-type="string">
            <text:p>[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7">
          <table:table-cell/>
          <table:table-cell office:value-type="string">
            <text:p>148</text:p>
          </table:table-cell>
          <table:table-cell office:value-type="string">
            <text:p>[Inserted] End of the week from Monday June 6, 1927, so the end of the week would be Saturday, June 11, 1927.</text:p>
          </table:table-cell>
          <table:table-cell/>
          <table:table-cell table:style-name="ce4" office:value-type="string">
            <text:p>Mr. Kennelworth said that he planned to leave for New York at the end of the <text:span text:style-name="T1">week</text:span>. Robert then [at about 8:15 pm on Monday, June 6, 1927] decided to stay in St. Louis until he got some definite <text:span text:style-name="T1">word</text:span>, or anyway remain there until Mr. Kennelworth arrived and then go on to New York with him. </text:p>
          </table:table-cell>
          <table:table-cell office:value-type="string">
            <text:p>Count weekly time periods.</text:p>
          </table:table-cell>
          <table:table-cell/>
        </table:table-row>
        <table:table-row table:style-name="ro1">
          <table:table-cell table:number-columns-repeated="7"/>
        </table:table-row>
        <table:table-row table:style-name="ro1">
          <table:table-cell table:number-columns-repeated="5"/>
          <table:table-cell table:style-name="ce4"/>
          <table:table-cell/>
        </table:table-row>
        <table:table-row table:style-name="ro1" table:number-rows-repeated="4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4">00/00/0000</text:date>, <text:time style:data-style-name="N2" text:time-value="0000-00-00T08:23: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3-09-24T17:11:05</dc:date>
    <dc:creator>Ryan </dc:creator>
    <meta:editing-duration>P5DT2H40M42S</meta:editing-duration>
    <meta:editing-cycles>21</meta:editing-cycles>
    <meta:document-statistic meta:table-count="1" meta:cell-count="464" meta:object-count="0"/>
  </office:meta>
</office:document-meta>
</file>